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llerretour" table:style-name="ta1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table:style-name="ce1" office:value-type="string" calcext:value-type="string">
            <text:p>Led en lignes, Frame en colonnes, Valeurs d'intensité de 0 à 7, sauvegarder en CSV avec virgule comme séparateur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16"/>
          <table:table-cell/>
          <table:table-cell table:style-name="ce2" table:number-columns-repeated="992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style-name="ce2"/>
          <table:table-cell table:number-columns-repeated="99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5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4:44:59.074257964</meta:creation-date>
    <meta:generator>LibreOffice/4.2.8.2$Linux_X86_64 LibreOffice_project/420m0$Build-2</meta:generator>
    <dc:date>2017-01-03T14:56:40.289586195</dc:date>
    <meta:editing-duration>PT6M56S</meta:editing-duration>
    <meta:editing-cycles>5</meta:editing-cycles>
    <meta:document-statistic meta:table-count="1" meta:cell-count="558" meta:object-count="0"/>
  </office:meta>
</office:document-meta>
</file>